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6.875in"/>
    </style:style>
    <style:style style:name="Table1.1" style:family="table-row">
      <style:table-row-properties style:min-row-height="1.1264in"/>
    </style:style>
    <style:style style:name="Table1.A1" style:family="table-cell">
      <style:table-cell-properties fo:padding="0.0382in" fo:border="1pt solid #000000"/>
    </style:style>
    <style:style style:name="Table1.A2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75in" style:rel-column-width="5400*"/>
    </style:style>
    <style:style style:name="Table2.B" style:family="table-column">
      <style:table-column-properties style:column-width="1.0028in" style:rel-column-width="1444*"/>
    </style:style>
    <style:style style:name="Table2.C" style:family="table-column">
      <style:table-column-properties style:column-width="0.9958in" style:rel-column-width="1434*"/>
    </style:style>
    <style:style style:name="Table2.D" style:family="table-column">
      <style:table-column-properties style:column-width="1.1764in" style:rel-column-width="16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4986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text-properties style:font-name="Avenir Next" officeooo:rsid="00042f31" officeooo:paragraph-rsid="00042f31"/>
    </style:style>
    <style:style style:name="P2" style:family="paragraph" style:parent-style-name="Standard">
      <style:paragraph-properties fo:text-align="end" style:justify-single-word="false"/>
      <style:text-properties style:font-name="Avenir Next" officeooo:rsid="00042f31" officeooo:paragraph-rsid="0005848b"/>
    </style:style>
    <style:style style:name="P3" style:family="paragraph" style:parent-style-name="Standard">
      <style:text-properties style:font-name="Avenir Next" officeooo:rsid="0005848b" officeooo:paragraph-rsid="0005848b"/>
    </style:style>
    <style:style style:name="P4" style:family="paragraph" style:parent-style-name="Standard">
      <style:paragraph-properties fo:text-align="start" style:justify-single-word="false"/>
      <style:text-properties style:font-name="Avenir Next" officeooo:rsid="0005848b" officeooo:paragraph-rsid="0005848b"/>
    </style:style>
    <style:style style:name="P5" style:family="paragraph" style:parent-style-name="Standard">
      <style:text-properties style:font-name="Avenir Next" fo:font-size="12pt" officeooo:rsid="00042f31" officeooo:paragraph-rsid="00042f31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Avenir Next" fo:font-size="12pt" officeooo:rsid="0005848b" officeooo:paragraph-rsid="0006dbb4" style:font-size-asian="12pt" style:font-size-complex="12pt"/>
    </style:style>
    <style:style style:name="P7" style:family="paragraph" style:parent-style-name="Standard">
      <style:text-properties style:font-name="Avenir Next" fo:font-size="6pt" officeooo:rsid="0005848b" officeooo:paragraph-rsid="0005848b" style:font-size-asian="5.25pt" style:font-size-complex="6pt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8pt" officeooo:rsid="0005848b" officeooo:paragraph-rsid="0005848b" style:font-size-asian="7pt" style:font-size-complex="8pt"/>
    </style:style>
    <style:style style:name="P9" style:family="paragraph" style:parent-style-name="Standard">
      <style:text-properties style:font-name="Avenir Next" officeooo:rsid="0005b364" officeooo:paragraph-rsid="0005b364"/>
    </style:style>
    <style:style style:name="P10" style:family="paragraph" style:parent-style-name="Standard">
      <style:text-properties style:font-name="Avenir Next" fo:font-size="2pt" fo:font-weight="bold" officeooo:rsid="00042f31" officeooo:paragraph-rsid="00042f31" style:font-size-asian="1.75pt" style:font-weight-asian="bold" style:font-size-complex="2pt" style:font-weight-complex="bold"/>
    </style:style>
    <style:style style:name="P11" style:family="paragraph" style:parent-style-name="Standard">
      <style:text-properties style:font-name="Avenir Next" fo:font-size="18pt" fo:font-weight="bold" officeooo:rsid="00042f31" officeooo:paragraph-rsid="0006dbb4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05848b" officeooo:paragraph-rsid="0005848b"/>
    </style:style>
    <style:style style:name="P13" style:family="paragraph" style:parent-style-name="Standard">
      <style:text-properties fo:font-size="8pt" officeooo:rsid="0005848b" officeooo:paragraph-rsid="00042f31" style:font-size-asian="7pt" style:font-size-complex="8pt"/>
    </style:style>
    <style:style style:name="P14" style:family="paragraph" style:parent-style-name="Table_20_Contents">
      <style:text-properties style:font-name="Avenir Next" fo:font-size="11pt" officeooo:paragraph-rsid="00042f31" style:font-size-asian="9.60000038146973pt" style:font-size-complex="11pt"/>
    </style:style>
    <style:style style:name="P15" style:family="paragraph" style:parent-style-name="Table_20_Contents">
      <style:text-properties style:font-name="Avenir Next" fo:font-size="8pt" officeooo:rsid="00042f31" officeooo:paragraph-rsid="00042f31" style:font-size-asian="8pt" style:font-size-complex="8pt"/>
    </style:style>
    <style:style style:name="P16" style:family="paragraph" style:parent-style-name="Table_20_Contents">
      <style:text-properties style:font-name="Avenir Next" fo:font-size="8pt" officeooo:rsid="0005848b" officeooo:paragraph-rsid="0005848b" style:font-size-asian="8pt" style:font-size-complex="8pt"/>
    </style:style>
    <style:style style:name="P17" style:family="paragraph" style:parent-style-name="Table_20_Contents">
      <style:text-properties style:font-name="Avenir Next" fo:font-size="12pt" style:font-size-asian="12pt" style:font-size-complex="12pt"/>
    </style:style>
    <style:style style:name="P18" style:family="paragraph" style:parent-style-name="Table_20_Contents">
      <style:text-properties style:font-name="Avenir Next" fo:font-size="12pt" officeooo:rsid="0005848b" officeooo:paragraph-rsid="0005848b" style:font-size-asian="12pt" style:font-size-complex="12pt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7pt" style:font-weight-asian="normal" style:font-size-complex="8pt" style:font-weight-complex="normal"/>
    </style:style>
    <style:style style:name="T4" style:family="text">
      <style:text-properties fo:font-size="8pt" fo:font-weight="normal" officeooo:rsid="0006dbb4" style:font-size-asian="7pt" style:font-weight-asian="normal" style:font-size-complex="8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Avenir Next"/>
    </style:style>
    <style:style style:name="T7" style:family="text">
      <style:text-properties style:font-name="Avenir Next" fo:font-size="12pt" style:font-size-asian="10.5pt" style:font-size-complex="12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style:font-name="DejaVu Sans" style:font-name-asian="DejaVu Sans" style:font-name-complex="DejaVu Sans"/>
    </style:style>
    <style:style style:name="T10" style:family="text">
      <style:text-properties style:font-name-asian="DejaVu Sans1" style:font-name-complex="FreeSans"/>
    </style:style>
    <style:style style:name="T11" style:family="text">
      <style:text-properties fo:font-size="6pt" style:font-size-asian="5.25pt" style:font-size-complex="6pt"/>
    </style:style>
    <style:style style:name="T12" style:family="text">
      <style:text-properties officeooo:rsid="0005b364"/>
    </style:style>
    <style:style style:name="T13" style:family="text">
      <style:text-properties officeooo:rsid="0006db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<text:span text:style-name="T12">Missing</text:span> Receipt Affidavit</text:p>
          </table:table-cell>
          <table:table-cell table:style-name="Table3.A1" office:value-type="string">
            <text:p text:style-name="P6"><text:span text:style-name="T9">◻</text:span><text:span text:style-name="T10"> Reimbursement (Abacus)</text:span></text:p>
            <text:p text:style-name="P6"><text:span text:style-name="T9">◻</text:span><text:span text:style-name="T10"> Corporate Card Transaction (Divvy)</text:span></text:p>
          </table:table-cell>
        </table:table-row>
      </table:table>
      <text:p text:style-name="P9"><text:span text:style-name="T3"><text:line-break/>All purchases are required to be substantiated by an itemized receipt by IRS rules and our expense policy. If you do not have an itemized receipt for a transaction over $75, please fill out this form and submit it instead. Excessive </text:span><text:span text:style-name="T4">use of this procedure may result in denial.</text:span></text:p>
      <text:p text:style-name="P2"/>
      <text:p text:style-name="P1">I __________________________ certify that I incurred expenses totaling $________.____ at<text:line-break/><text:span text:style-name="T1"> <text:s text:c="2"/>Your Name <text:s text:c="169"/>Total Purchase<text:line-break/></text:span><text:span text:style-name="T11"> </text:span><text:line-break/>__________________________________________ on _______________, for:<text:line-break/><text:span text:style-name="T2">Vendor Name <text:s text:c="110"/>Purchase Date</text:span><text:span text:style-name="T5"><text:line-break/></text:span><text:span text:style-name="T11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Item</text:p>
          </table:table-cell>
          <table:table-cell table:style-name="Table2.A1" office:value-type="string">
            <text:p text:style-name="P16">Unit Cost</text:p>
          </table:table-cell>
          <table:table-cell table:style-name="Table2.A1" office:value-type="string">
            <text:p text:style-name="P16">Quantity</text:p>
          </table:table-cell>
          <table:table-cell table:style-name="Table2.D1" office:value-type="string">
            <text:p text:style-name="P16">Line Total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$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8">$</text:p>
          </table:table-cell>
        </table:table-row>
      </table:table>
      <text:p text:style-name="P5"/>
      <text:p text:style-name="P3"><text:span text:style-name="T8">This expense was incurred solely for the following business purpose, and not for my personal benefit:</text:span></text:p>
      <text:p text:style-name="P7"><text:s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Describe the Business Purpose of the Expense</text:p>
          </table:table-cell>
        </table:table-row>
      </table:table>
      <text:p text:style-name="P13"><text:span text:style-name="T7"><text:s/></text:span></text:p>
      <text:p text:style-name="P12"><text:span text:style-name="T6">I am not able to provide an original itemized receipt for these purchases because:</text:span></text:p>
      <text:p text:style-name="P4"><text:span text:style-name="T9">◻</text:span><text:span text:style-name="T10"> <text:s/>I lost the receipt. <text:s text:c="10"/></text:span><text:span text:style-name="T9">◻</text:span><text:span text:style-name="T10"> <text:s/>I did not receive a receipt. <text:s text:c="10"/></text:span><text:span text:style-name="T9">◻</text:span><text:span text:style-name="T10"> <text:s/>________________________</text:span></text:p>
      <text:p text:style-name="P4"><text:span text:style-name="T10"/></text:p>
      <text:p text:style-name="P4"><text:span text:style-name="T10"/></text:p>
      <text:p text:style-name="P4"><text:span text:style-name="T10">____________________________________</text:span></text:p>
      <text:p text:style-name="P8"><text:span text:style-name="T10">Signature</text:span></text:p>
      <text:p text:style-name="P4"><text:span text:style-name="T10">____________________________________</text:span></text:p>
      <text:p text:style-name="P8"><text:span text:style-name="T10">Printed Name</text:span></text:p>
      <text:p text:style-name="P4"><text:span text:style-name="T10">____________________________________</text:span></text:p>
      <text:p text:style-name="P8"><text:span text:style-name="T10">D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51:29.551703776</meta:creation-date>
    <dc:date>2019-05-10T14:17:34.550769599</dc:date>
    <meta:editing-duration>PT5M3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1" meta:paragraph-count="35" meta:word-count="160" meta:character-count="1364" meta:non-whitespace-character-count="925"/>
  </office:meta>
</office:document-meta>
</file>